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43918" officeooo:paragraph-rsid="0013dabc"/>
    </style:style>
    <style:style style:name="P2" style:family="paragraph" style:parent-style-name="Standard">
      <style:text-properties officeooo:rsid="00143918" officeooo:paragraph-rsid="0013dabc"/>
    </style:style>
    <style:style style:name="P3" style:family="paragraph" style:parent-style-name="Standard">
      <style:paragraph-properties fo:text-align="center" style:justify-single-word="false"/>
      <style:text-properties officeooo:rsid="001391d2" officeooo:paragraph-rsid="0013dabc"/>
    </style:style>
    <style:style style:name="P4" style:family="paragraph" style:parent-style-name="Standard">
      <style:paragraph-properties fo:text-align="justify" style:justify-single-word="false"/>
      <style:text-properties officeooo:rsid="001391d2" officeooo:paragraph-rsid="0013dabc"/>
    </style:style>
    <style:style style:name="P5" style:family="paragraph" style:parent-style-name="Standard">
      <style:text-properties officeooo:rsid="001391d2" officeooo:paragraph-rsid="0013dabc"/>
    </style:style>
    <style:style style:name="P6" style:family="paragraph" style:parent-style-name="Standard">
      <style:paragraph-properties fo:text-align="center" style:justify-single-word="false"/>
      <style:text-properties fo:font-size="14pt" fo:font-weight="bold" officeooo:rsid="001391d2" officeooo:paragraph-rsid="0013dabc" style:font-size-asian="14pt" style:font-weight-asian="bold" style:font-size-complex="14pt" style:font-weight-complex="bold"/>
    </style:style>
    <style:style style:name="P7" style:family="paragraph" style:parent-style-name="Standard">
      <style:paragraph-properties fo:text-align="justify" style:justify-single-word="false"/>
      <style:text-properties officeooo:paragraph-rsid="0013dabc"/>
    </style:style>
    <style:style style:name="P8" style:family="paragraph" style:parent-style-name="Standard">
      <style:paragraph-properties fo:text-align="justify" style:justify-single-word="false"/>
      <style:text-properties officeooo:paragraph-rsid="001562ec"/>
    </style:style>
    <style:style style:name="P9" style:family="paragraph" style:parent-style-name="Standard">
      <style:paragraph-properties fo:text-align="justify" style:justify-single-word="false"/>
      <style:text-properties officeooo:paragraph-rsid="001741ba"/>
    </style:style>
    <style:style style:name="P10" style:family="paragraph" style:parent-style-name="Standard">
      <style:paragraph-properties fo:text-align="justify" style:justify-single-word="false"/>
      <style:text-properties officeooo:rsid="0014cc4d" officeooo:paragraph-rsid="0013dabc"/>
    </style:style>
    <style:style style:name="P11" style:family="paragraph" style:parent-style-name="Standard">
      <style:paragraph-properties fo:text-align="justify" style:justify-single-word="false"/>
      <style:text-properties officeooo:rsid="0017576e" officeooo:paragraph-rsid="0013dabc"/>
    </style:style>
    <style:style style:name="P12" style:family="paragraph" style:parent-style-name="Standard">
      <style:paragraph-properties fo:text-align="start" style:justify-single-word="false"/>
      <style:text-properties officeooo:rsid="0017576e" officeooo:paragraph-rsid="0013dabc"/>
    </style:style>
    <style:style style:name="P13" style:family="paragraph" style:parent-style-name="Standard">
      <style:paragraph-properties fo:text-align="justify" style:justify-single-word="false"/>
      <style:text-properties officeooo:rsid="0016605d" officeooo:paragraph-rsid="0013dabc"/>
    </style:style>
    <style:style style:name="P14" style:family="paragraph" style:parent-style-name="Standard">
      <style:paragraph-properties fo:text-align="justify" style:justify-single-word="false"/>
      <style:text-properties officeooo:rsid="0016221f" officeooo:paragraph-rsid="0013dabc"/>
    </style:style>
    <style:style style:name="P15" style:family="paragraph" style:parent-style-name="Standard">
      <style:paragraph-properties fo:text-align="justify" style:justify-single-word="false"/>
      <style:text-properties officeooo:rsid="0016e8dd" officeooo:paragraph-rsid="0013dabc"/>
    </style:style>
    <style:style style:name="P16" style:family="paragraph" style:parent-style-name="Standard">
      <style:paragraph-properties fo:text-align="justify" style:justify-single-word="false"/>
      <style:text-properties style:font-name="sans-serif" fo:font-size="10.5pt" officeooo:rsid="0017576e" officeooo:paragraph-rsid="0013dabc"/>
    </style:style>
    <style:style style:name="P17" style:family="paragraph" style:parent-style-name="Standard">
      <style:paragraph-properties fo:text-align="justify" style:justify-single-word="false"/>
      <style:text-properties officeooo:rsid="00176a79" officeooo:paragraph-rsid="0013dabc"/>
    </style:style>
    <style:style style:name="P18" style:family="paragraph" style:parent-style-name="Standard">
      <style:text-properties officeooo:rsid="00176a79" officeooo:paragraph-rsid="0013dabc"/>
    </style:style>
    <style:style style:name="P19" style:family="paragraph" style:parent-style-name="Standard">
      <style:text-properties officeooo:paragraph-rsid="0013dabc"/>
    </style:style>
    <style:style style:name="P20" style:family="paragraph" style:parent-style-name="Standard">
      <style:text-properties officeooo:paragraph-rsid="001562ec"/>
    </style:style>
    <style:style style:name="P21" style:family="paragraph" style:parent-style-name="Standard">
      <style:paragraph-properties fo:text-align="justify" style:justify-single-word="false"/>
      <style:text-properties officeooo:rsid="001562ec" officeooo:paragraph-rsid="001562ec"/>
    </style:style>
    <style:style style:name="P22" style:family="paragraph" style:parent-style-name="Standard">
      <style:paragraph-properties fo:text-align="justify" style:justify-single-word="false"/>
      <style:text-properties officeooo:rsid="001741ba" officeooo:paragraph-rsid="001741ba"/>
    </style:style>
    <style:style style:name="P23" style:family="paragraph" style:parent-style-name="Standard">
      <style:paragraph-properties fo:text-align="justify" style:justify-single-word="false"/>
      <style:text-properties fo:font-weight="bold" officeooo:rsid="00143918" officeooo:paragraph-rsid="0013dabc" style:font-weight-asian="bold"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officeooo:rsid="00143918" style:font-style-asian="italic" style:font-style-complex="italic"/>
    </style:style>
    <style:style style:name="T3" style:family="text">
      <style:text-properties officeooo:rsid="00143918"/>
    </style:style>
    <style:style style:name="T4" style:family="text">
      <style:text-properties officeooo:rsid="001391d2"/>
    </style:style>
    <style:style style:name="T5" style:family="text">
      <style:text-properties officeooo:rsid="0017576e"/>
    </style:style>
    <style:style style:name="T6" style:family="text">
      <style:text-properties officeooo:rsid="0016605d"/>
    </style:style>
    <style:style style:name="T7" style:family="text">
      <style:text-properties officeooo:rsid="0014cc4d"/>
    </style:style>
    <style:style style:name="T8" style:family="text">
      <style:text-properties officeooo:rsid="0016221f"/>
    </style:style>
    <style:style style:name="T9" style:family="text">
      <style:text-properties officeooo:rsid="0016e8dd"/>
    </style:style>
    <style:style style:name="T10" style:family="text">
      <style:text-properties officeooo:rsid="00176a79"/>
    </style:style>
    <style:style style:name="T11" style:family="text">
      <style:text-properties style:font-name="sans-serif" fo:font-size="10.5pt" officeooo:rsid="0017576e"/>
    </style:style>
    <style:style style:name="T12" style:family="text">
      <style:text-properties style:font-name="sans-serif" fo:font-size="10.5pt" officeooo:rsid="001562ec"/>
    </style:style>
    <style:style style:name="T13" style:family="text">
      <style:text-properties officeooo:rsid="001562ec"/>
    </style:style>
    <style:style style:name="T14" style:family="text">
      <style:text-properties officeooo:rsid="001741ba"/>
    </style:style>
    <style:style style:name="T15" style:family="text">
      <style:text-properties officeooo:rsid="0017eaad"/>
    </style:style>
    <style:style style:name="T16" style:family="text">
      <style:text-properties officeooo:rsid="00182905"/>
    </style:style>
    <style:style style:name="T17" style:family="text">
      <style:text-properties officeooo:rsid="001a74aa"/>
    </style:style>
    <style:style style:name="T18" style:family="text">
      <style:text-properties officeooo:rsid="001c3e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Kevin Damian Aceves Siordia<text:tab/>581817<text:tab/>L3 Informatique<text:tab/>EC : AGL</text:p>
      <text:p text:style-name="P3"/>
      <text:p text:style-name="P6">Étude d’un système de traitement des messages d’intervention</text:p>
      <text:p text:style-name="P3"/>
      <text:p text:style-name="P4">1. La choix d’une méthode formelle pour cette projet peut être expose en 3 arguments:</text:p>
      <text:p text:style-name="P4">- <text:span text:style-name="T1">Il s’agit d’un système critique de fonctionnement</text:span> : un défaut dans l’execution des taches par un robot ou un défaut dans la priorité des message envoyés, peut avoir des conséquences graves comme mettre en risque la securite des personnels ou la sûreté de fonctionnement des unités de production</text:p>
      <text:p text:style-name="P4">- Les tests classiques ne sont pas réalisables étant donne la nature du système, on peut pas tester pour un catastrophe radioactif, mais, en utilisant un modelé formel on peut simuler un catastrophe radioactif et <text:span text:style-name="T3">valider le fonctionnement correct du système.</text:span></text:p>
      <text:p text:style-name="P7"><text:span text:style-name="T4">- </text:span><text:span text:style-name="T3">Compte tenu que les contraints peuvent changer a un moment donne comme changer l’ordre de priorité, ou le nombre de robot d’intervention disponibles. C’est plus facile de modifier </text:span><text:span text:style-name="T2">un modelé de représentation plutôt que un logiciel.</text:span></text:p>
      <text:p text:style-name="P4"><text:tab/></text:p>
      <text:p text:style-name="P4"/>
      <text:p text:style-name="P1">2. Le plan d’analyse est le suivant :</text:p>
      <text:p text:style-name="P2">Plan d'analyse </text:p>
      <text:p text:style-name="P23">1. Comment caractériser l’état du système?</text:p>
      <text:p text:style-name="P1">L’exécution des taches et le traitement des messages est un système réactif. Son état évolue en fonction d’un détection d’un anomalie, de l’ordre des messages et le nombre des robot disponibles.</text:p>
      <text:p text:style-name="P1"/>
      <text:p text:style-name="P10">Son comportement est détermine par les éventements suivants : </text:p>
      <text:p text:style-name="P10">1. Éditer un message d’intervention des qu’un anomalie vient d’être détecte</text:p>
      <text:p text:style-name="P10">2. Ranger un message d’intervention dans la boite selon un ordre de priorité</text:p>
      <text:p text:style-name="P10">3. Préempter le message avec la plus de priorité qui est en attente dans la boite.</text:p>
      <text:p text:style-name="P10">4. Retirer un message de la boite des qu’il est préempte par un robot</text:p>
      <text:p text:style-name="P10"/>
      <text:p text:style-name="P10">L’état du système est détermine alors par :</text:p>
      <text:p text:style-name="P11">1. l’ensemble des messages</text:p>
      <text:p text:style-name="P11">messages : set of MESSAGES</text:p>
      <text:p text:style-name="P11"/>
      <text:p text:style-name="P11">2. l’ensemble d’ordre de priorité</text:p>
      <text:p text:style-name="P11">priorites : set of PRIORITE</text:p>
      <text:p text:style-name="P11"/>
      <text:p text:style-name="P10"><text:span text:style-name="T5">3</text:span>. l’ensemble des messages édites</text:p>
      <text:p text:style-name="P10">messagesEdites : set of MESSAGE</text:p>
      <text:p text:style-name="P10"/>
      <text:p text:style-name="P13"><text:span text:style-name="T5">4</text:span>. l’ordre de priorité</text:p>
      <text:p text:style-name="P13">ordrePriorite : set of PRIORITE</text:p>
      <text:p text:style-name="P13"/>
      <text:p text:style-name="P13"><text:span text:style-name="T5">5</text:span>. l’ensemble des robots</text:p>
      <text:p text:style-name="P13">listeRobots : set of ROBOT</text:p>
      <text:p text:style-name="P10"/>
      <text:p text:style-name="P7"><text:span text:style-name="T5">6</text:span><text:span text:style-name="T6">.</text:span><text:span text:style-name="T7"> l’ensemble des messages en attente </text:span><text:span text:style-name="T6">ranges par </text:span><text:span text:style-name="T7">leur ordre </text:span><text:span text:style-name="T8">de priorité</text:span></text:p>
      <text:p text:style-name="P7"><text:span text:style-name="T7">boiteMessages : </text:span><text:span text:style-name="T6">inmap MESSAGE to PRIORITE</text:span></text:p>
      <text:p text:style-name="P10"/>
      <text:p text:style-name="P10"><text:span text:style-name="T15">7</text:span>. la liste des messages en cours de traitement dans l’ordre de préemption</text:p>
      <text:p text:style-name="P7"><text:span text:style-name="T8">messageEnCours : </text:span><text:span text:style-name="T6">inmap</text:span><text:span text:style-name="T8"> </text:span><text:span text:style-name="T6">MESSAGE to ROBOT</text:span></text:p>
      <text:p text:style-name="P10"/>
      <text:p text:style-name="P10"><text:span text:style-name="T15">8</text:span>. l’ensemble des robots en cours d’intervention</text:p>
      <text:p text:style-name="P13"><text:soft-page-break/>robotOcupees: set of ROBOT</text:p>
      <text:p text:style-name="P10"/>
      <text:p text:style-name="P14">Et il est caractérise par l’invariant : </text:p>
      <text:p text:style-name="P11">messagesEdites subset messages</text:p>
      <text:p text:style-name="P11">and</text:p>
      <text:p text:style-name="P11">ordrePriorite subset priorites</text:p>
      <text:p text:style-name="P11">and</text:p>
      <text:p text:style-name="P7"><text:span text:style-name="T6">dom</text:span><text:span text:style-name="T8"> boiteMessages </text:span><text:span text:style-name="T6">subset messageEdites</text:span></text:p>
      <text:p text:style-name="P14">and</text:p>
      <text:p text:style-name="P7"><text:span text:style-name="T6">rng boiteMessages subset ordrePriorite</text:span></text:p>
      <text:p text:style-name="P13">and</text:p>
      <text:p text:style-name="P13">robotOcupees subset listeRobots</text:p>
      <text:p text:style-name="P13">and</text:p>
      <text:p text:style-name="P7">dom messageEnCours subset <text:span text:style-name="T17">Message</text:span></text:p>
      <text:p text:style-name="P13">and</text:p>
      <text:p text:style-name="P13">rng messageEnCours subset l<text:span text:style-name="T9">isteRobots</text:span></text:p>
      <text:p text:style-name="P10"/>
      <text:p text:style-name="P23">2. Quel est l'etat initial du système?</text:p>
      <text:p text:style-name="P15">L’état initial du système est défini comme suit :</text:p>
      <text:p text:style-name="P15">messagesEdites<text:span text:style-name="T15">0</text:span> set of MESSAGE = {msg1, msg2, msg3, msg4, msg5, msg6} ;</text:p>
      <text:p text:style-name="P15">ordrePriorite<text:span text:style-name="T15">0</text:span> : set of PRIORITE = {1, 2, 3, 4, 5} ;</text:p>
      <text:p text:style-name="P15">listeRobots<text:span text:style-name="T15">0</text:span> : set of ROBOT = {r1, r2, r3, r4, r5, r6, r7} ;</text:p>
      <text:p text:style-name="P15">boiteMessages<text:span text:style-name="T15">0</text:span> : inmap MESSAGE to PRIORITE = {msg1|→1, msg2|→2, msg3|→2, msg4|→5} ;</text:p>
      <text:p text:style-name="P15">mesageEnCours<text:span text:style-name="T15">0</text:span> : inmap MESSAGE to ROBOT = {msg5|→r2, msg6|→r5} ;</text:p>
      <text:p text:style-name="P15">robotOcupees<text:span text:style-name="T15">0</text:span> : set of ROBOT = {r2, r5} ;</text:p>
      <text:p text:style-name="P1"/>
      <text:p text:style-name="P23">3. Quelles sont les entrées d<text:span text:style-name="T5">u </text:span>système?</text:p>
      <text:p text:style-name="P15">L’entrée du système est constituée par l’ensemble <text:span text:style-name="T5">des messages</text:span> :</text:p>
      <text:p text:style-name="P7"><text:span text:style-name="T5">messages</text:span><text:span text:style-name="T9">: set of MESSAGE </text:span></text:p>
      <text:p text:style-name="P15"/>
      <text:p text:style-name="P11">et par l’ordre de priorité qu’un message peut avoir :</text:p>
      <text:p text:style-name="P11">priorites : set of PRIORITE</text:p>
      <text:p text:style-name="P11"/>
      <text:p text:style-name="P23">4. Quels éventements affectent l’état du système?</text:p>
      <text:p text:style-name="P11">L’état du système évolue sous les fonctionnes suivants :</text:p>
      <text:p text:style-name="P11">1. éditer un message</text:p>
      <text:p text:style-name="P11">editer : MESSAGE ⇒ ETAT</text:p>
      <text:p text:style-name="P11">pre message not in messagesEdites</text:p>
      <text:p text:style-name="P7"><text:span text:style-name="T5">post messagesEdites = </text:span><text:span text:style-name="T11">messagesEdites~union{message} ;</text:span></text:p>
      <text:p text:style-name="P16"/>
      <text:p text:style-name="P12">2. ranger un message selon un ordre de priorité</text:p>
      <text:p text:style-name="P11">ranger : MESSAGE * PRIORITE ⇒ ETAT</text:p>
      <text:p text:style-name="P11">pre </text:p>
      <text:p text:style-name="P11">message in messagesEdites</text:p>
      <text:p text:style-name="P11">and priorite in ordrePriorite </text:p>
      <text:p text:style-name="P11">and message not in set dom boiteMessages</text:p>
      <text:p text:style-name="P1"/>
      <text:p text:style-name="P20">post boiteMessages = boiteMessage~munion{message|→priorite}<text:span text:style-name="T12"> ;</text:span></text:p>
      <text:p text:style-name="P20"><text:span text:style-name="T12"/></text:p>
      <text:p text:style-name="P19"/>
      <text:p text:style-name="P17">3. Préempter le message prioritaire</text:p>
      <text:p text:style-name="P18">preempter : MESSAGE * ROBOT ⇒ ETAT</text:p>
      <text:p text:style-name="P17">pre</text:p>
      <text:p text:style-name="P17"><text:soft-page-break/>message in dom boiteMessages</text:p>
      <text:p text:style-name="P21">and robot not in robotOcupees</text:p>
      <text:p text:style-name="P21">and message not in dom messageEnCours</text:p>
      <text:p text:style-name="P21"/>
      <text:p text:style-name="P21">post messageEnCours = messageEnCours~munion{message|→robot} ;</text:p>
      <text:p text:style-name="P21"/>
      <text:p text:style-name="P21">4. Retirer message qui vient d’être préempte</text:p>
      <text:p text:style-name="P21">radiomessagerie : MESSAGE ⇒ ETAT</text:p>
      <text:p text:style-name="P21">pre message in dom messageEnCours</text:p>
      <text:p text:style-name="P8"><text:span text:style-name="T13">post boiteMessages = {message} ←:boiteMessages~</text:span></text:p>
      <text:p text:style-name="P17"/>
      <text:p text:style-name="P17"/>
      <text:p text:style-name="P23">5. Quelles sont les reactions du système?</text:p>
      <text:p text:style-name="P22">L’état du système peut être observe en se référant aux données de sortie suivantes :</text:p>
      <text:p text:style-name="P22">1. l’ensamble des messages édites</text:p>
      <text:p text:style-name="P22"><text:tab/>edites : <text:span text:style-name="T16">()</text:span> ⇒ set of MESSAGE</text:p>
      <text:p text:style-name="P22"/>
      <text:p text:style-name="P22">2. l’ensemble des message en attente dans leur ordre de priorite</text:p>
      <text:p text:style-name="P9"><text:span text:style-name="T14"><text:tab/>enAttente : </text:span><text:span text:style-name="T16">()</text:span><text:span text:style-name="T14"> ⇒ inmap MESSAGE to PRIORITE</text:span></text:p>
      <text:p text:style-name="P22"/>
      <text:p text:style-name="P22">3. le message avec la plus de priorite</text:p>
      <text:p text:style-name="P9"><text:span text:style-name="T14"><text:tab/>plusPrioritaire : </text:span><text:span text:style-name="T16">()</text:span><text:span text:style-name="T14"> ⇒ MESSAGE</text:span></text:p>
      <text:p text:style-name="P22"/>
      <text:p text:style-name="P22">4. la liste des message en cours de traitement dans leur ordre de préemption</text:p>
      <text:p text:style-name="P9"><text:span text:style-name="T14"><text:tab/>enCours : </text:span><text:span text:style-name="T16">()</text:span><text:span text:style-name="T14"> ⇒ inmap MESSAGE to ROBOT</text:span></text:p>
      <text:p text:style-name="P22"><text:tab/></text:p>
      <text:p text:style-name="P22">5. Quel message viennent d’être préempte par un robot donne</text:p>
      <text:p text:style-name="P22"><text:tab/>quel_message : ROBOT --/→ MESSAGE</text:p>
      <text:p text:style-name="P22"/>
      <text:p text:style-name="P22">6. Quel robot viennent de preempter un message donne</text:p>
      <text:p text:style-name="P22"><text:tab/>quel_robot : MESSAGE --/-→ ROBOT</text:p>
      <text:p text:style-name="P22"/>
      <text:p text:style-name="P23">6. Proposer un modelé <text:span text:style-name="T14">AS</text:span><text:span text:style-name="T18">M</text:span><text:span text:style-name="T14"> </text:span>pour le système</text:p>
      <text:p text:style-name="P22">Voir fichier modeleASM.sl</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0:21:09.696665945</meta:creation-date>
    <dc:date>2023-05-05T11:53:41.437225689</dc:date>
    <meta:editing-duration>PT1H12M8S</meta:editing-duration>
    <meta:editing-cycles>9</meta:editing-cycles>
    <meta:generator>LibreOffice/6.4.7.2$Linux_X86_64 LibreOffice_project/40$Build-2</meta:generator>
    <meta:document-statistic meta:table-count="0" meta:image-count="0" meta:object-count="0" meta:page-count="3" meta:paragraph-count="101" meta:word-count="788" meta:character-count="4806" meta:non-whitespace-character-count="4105"/>
  </office:meta>
</office:document-meta>
</file>